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8772" officeooo:paragraph-rsid="000b8772"/>
    </style:style>
    <style:style style:name="P2" style:family="paragraph" style:parent-style-name="Standard">
      <style:text-properties officeooo:rsid="000b8772" officeooo:paragraph-rsid="000cdf12"/>
    </style:style>
    <style:style style:name="P3" style:family="paragraph" style:parent-style-name="Standard">
      <style:text-properties officeooo:rsid="000cdf12" officeooo:paragraph-rsid="000cdf12"/>
    </style:style>
    <style:style style:name="T1" style:family="text">
      <style:text-properties officeooo:rsid="000cdf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valuation tips/ <text:span text:style-name="T1">structure </text:span></text:p>
      <text:p text:style-name="P1"/>
      <text:p text:style-name="P2"><text:span text:style-name="T1">(important)</text:span> next is a proper evaluation of what you’ve built, look at your FR, NFR, KPI and user acceptance criteria and ragb them (put them in a table and rate them with metrics such as not met, partially met, fully met and exceeded expectation with explanation as to why you gave each rating <text:span text:style-name="T1">refer to test and print screens of how good each section is (important)</text:span></text:p>
      <text:p text:style-name="P1"/>
      <text:p text:style-name="P1">if you have stolen images off the internet to make your website to look better you need to say what you would have had to do if this were a real life scenario (eg if you took images from the internet you would have royalties/ permission to use the images and any text you’ve used would have a copywriter to write the content for the website to ensure it was as well-written as possible talk about how you should have looked for copywrite permission to use images and/or generated your own photos </text:p>
      <text:p text:style-name="P1"/>
      <text:p text:style-name="P1">make sure to talk about how you know if something you’ve used online is legitimate such as generated code cross reference it with other ais and check the sources they got the code from and check they are from real trustworthy sources </text:p>
      <text:p text:style-name="P1"/>
      <text:p text:style-name="P3">then there should be a big section talking about what you should do next with this system, how could you improve it and make more features to make it more usable, mention how to enable monetisation, only suggest things that will contribute to the websites functionality such as encrypted databases etc </text:p>
      <text:p text:style-name="P3"/>
      <text:p text:style-name="P3">finally talk about what you think about yur journey building this site, what have you learnt throughout your journey do you think your system is good and how well have you performed be very critical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7T10:41:34.936877700</meta:creation-date>
    <dc:date>2025-11-07T11:02:01.321236200</dc:date>
    <meta:editing-duration>PT9M32S</meta:editing-duration>
    <meta:editing-cycles>1</meta:editing-cycles>
    <meta:document-statistic meta:table-count="0" meta:image-count="0" meta:object-count="0" meta:page-count="1" meta:paragraph-count="6" meta:word-count="289" meta:character-count="1623" meta:non-whitespace-character-count="1335"/>
    <meta:generator>LibreOffice/25.8.2.2$Windows_X86_64 LibreOffice_project/d401f2107ccab8f924a8e2df40f573aab7605b6f</meta:generator>
  </office:meta>
</office:document-meta>
</file>